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16.128cm" fo:min-width="10.128cm" fo:padding-top="0.226cm" fo:padding-bottom="0.226cm" fo:padding-left="0.351cm" fo:padding-right="0.351cm" loext:decorative="false"/>
      <style:paragraph-properties style:writing-mode="lr-tb"/>
    </style:style>
    <style:style style:name="gr2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9.304cm" fo:min-width="5.044cm" fo:padding-top="0.175cm" fo:padding-bottom="0.175cm" fo:padding-left="0.3cm" fo:padding-right="0.3cm" style:protect="position size" loext:decorative="false"/>
    </style:style>
    <style:style style:name="gr3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6.888cm" fo:min-width="3.638cm" fo:padding-top="0.178cm" fo:padding-bottom="0.178cm" fo:padding-left="0.303cm" fo:padding-right="0.303cm" style:protect="position 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322cm" fo:min-width="3.332cm" loext:decorative="false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4.474cm" fo:min-width="2.224cm" fo:padding-top="0.178cm" fo:padding-bottom="0.178cm" fo:padding-left="0.303cm" fo:padding-right="0.303cm" style:protect="position size" loext:decorative="false"/>
    </style:style>
    <style:style style:name="gr7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2.058cm" fo:min-width="0.808cm" fo:padding-top="0.178cm" fo:padding-bottom="0.178cm" fo:padding-left="0.303cm" fo:padding-right="0.303cm" style:protect="position size" loext:decorative="false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852cm" fo:min-width="0.102cm" fo:padding-top="0.178cm" fo:padding-bottom="0.178cm" fo:padding-left="0.303cm" fo:padding-right="0.303cm" style:protect="position 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style:protect="position siz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co1" style:family="table-column">
      <style:table-column-properties style:column-width="0.965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ro1" style:family="table-row">
      <style:table-row-properties style:row-height="0.819cm" style:use-optimal-row-height="false"/>
    </style:style>
    <style:style style:name="ro2" style:family="table-row">
      <style:table-row-properties style:row-height="0.662cm" style:use-optimal-row-height="false"/>
    </style:style>
    <style:style style:name="ro3" style:family="table-row">
      <style:table-row-properties style:row-height="1.12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trait"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style:font-name="Strait" fo:font-size="8pt" style:font-size-asian="8pt" style:font-size-complex="8pt"/>
    </style:style>
    <style:style style:name="ce3" style:family="table-cell">
      <loext:graphic-properties draw:textarea-vertical-align="middle"/>
      <style:paragraph-properties fo:text-align="center"/>
      <style:text-properties style:font-name="Strait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fo:font-size="96pt" style:font-size-asian="96pt" style:font-size-complex="9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none" draw:fill-color="#ffffff"/>
      <style:text-properties fo:color="#ffffff" loext:opacity="100%"/>
    </style:style>
    <style:style style:name="P7" style:family="paragraph">
      <style:paragraph-properties fo:text-align="center"/>
      <style:text-properties fo:color="#999999" loext:opacity="100%" style:font-name="Strait" fo:font-size="8pt" style:font-size-asian="8pt" style:font-size-complex="8pt"/>
    </style:style>
    <style:style style:name="P8" style:family="paragraph">
      <style:paragraph-properties fo:text-align="center"/>
      <style:text-properties fo:color="#999999" loext:opacity="100%" style:font-name="Strait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999999" loext:opacity="100%" style:font-name="Strait" fo:font-size="12pt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style:font-name="Arial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ffffff" loext:opacity="100%"/>
    </style:style>
    <style:style style:name="T5" style:family="text">
      <style:text-properties style:font-name="Strait" fo:font-size="8pt" style:font-size-asian="8pt" style:font-size-complex="8pt"/>
    </style:style>
    <style:style style:name="T6" style:family="text">
      <style:text-properties style:font-name="Strait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trai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cm" svg:height="17.75cm" svg:x="4.5cm" svg:y="9.5cm">
          <text:p text:style-name="P1">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99cm" svg:height="12cm" svg:x="6.505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9cm" svg:x="7.505cm" svg:y="11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measurelines" svg:width="2.386cm" svg:height="4.036cm" svg:x="11.264cm" svg:y="-25.037cm">
          <draw:text-box>
            <text:p><text:span text:style-name="T1">7</text:span></text:p>
          </draw:text-box>
        </draw:frame>
        <draw:frame draw:style-name="gr4" draw:text-style-name="P3" draw:layer="measurelines" svg:width="2.386cm" svg:height="4.036cm" svg:x="11.264cm" svg:y="-17.751cm">
          <draw:text-box>
            <text:p><text:span text:style-name="T1">8</text:span></text:p>
          </draw:text-box>
        </draw:frame>
        <draw:custom-shape draw:style-name="gr5" draw:text-style-name="P2" draw:layer="measurelines" svg:width="7cm" svg:height="4.5cm" draw:transform="skewX (0.00191986217719376) translate (7.009cm 4.9cm)">
          <text:p/>
          <draw:enhanced-geometry svg:viewBox="0 0 21600 21600" draw:mirror-horizontal="false" draw:mirror-vertical="false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cm" svg:height="6cm" svg:x="8.505cm" svg:y="12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cm" svg:height="3cm" svg:x="9.505cm" svg:y="14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.5cm" svg:x="10.005cm" svg:y="14.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2.75cm" svg:height="0.962cm" svg:x="0.5cm" svg:y="0.438cm">
          <draw:text-box>
            <text:p><text:span text:style-name="T2">ПП48</text:span></text:p>
          </draw:text-box>
        </draw:frame>
        <draw:frame draw:style-name="gr10" draw:text-style-name="P5" draw:layer="layout" svg:width="7.525cm" svg:height="1.673cm" svg:x="13.247cm" svg:y="0.325cm">
          <draw:text-box>
            <text:p><text:span text:style-name="T3">Стрелок: <text:s text:c="42"/></text:span></text:p>
            <text:p><text:span text:style-name="T3"><text:s text:c="59"/></text:span></text:p>
            <text:p><text:span text:style-name="T3">№ </text:span><text:span text:style-name="T3">мишени: <text:s text:c="39"/></text:span></text:p>
          </draw:text-box>
        </draw:frame>
        <draw:frame draw:style-name="gr11" draw:text-style-name="P6" draw:layer="layout" svg:width="0.926cm" svg:height="0.962cm" svg:x="10.042cm" svg:y="15.029cm">
          <draw:text-box>
            <text:p><text:span text:style-name="T4">X</text:span></text:p>
          </draw:text-box>
        </draw:frame>
        <draw:frame draw:style-name="gr12" draw:text-style-name="P6" draw:layer="layout" svg:width="0.855cm" svg:height="0.962cm" svg:x="8.598cm" svg:y="15.029cm">
          <draw:text-box>
            <text:p><text:span text:style-name="T4">9</text:span></text:p>
          </draw:text-box>
        </draw:frame>
        <draw:frame draw:style-name="gr12" draw:text-style-name="P6" draw:layer="layout" svg:width="0.855cm" svg:height="0.962cm" svg:x="7.599cm" svg:y="15.029cm">
          <draw:text-box>
            <text:p><text:span text:style-name="T4">8</text:span></text:p>
          </draw:text-box>
        </draw:frame>
        <draw:frame draw:style-name="gr12" draw:text-style-name="P6" draw:layer="layout" svg:width="0.855cm" svg:height="0.962cm" svg:x="6.6cm" svg:y="15.029cm">
          <draw:text-box>
            <text:p><text:span text:style-name="T4">7</text:span></text:p>
          </draw:text-box>
        </draw:frame>
        <draw:frame draw:style-name="gr12" draw:text-style-name="P6" draw:layer="layout" svg:width="0.855cm" svg:height="0.962cm" svg:x="13.598cm" svg:y="15.029cm">
          <draw:text-box>
            <text:p><text:span text:style-name="T4">7</text:span></text:p>
          </draw:text-box>
        </draw:frame>
        <draw:frame draw:style-name="gr12" draw:text-style-name="P6" draw:layer="layout" svg:width="0.855cm" svg:height="0.962cm" svg:x="12.599cm" svg:y="15.029cm">
          <draw:text-box>
            <text:p><text:span text:style-name="T4">8</text:span></text:p>
          </draw:text-box>
        </draw:frame>
        <draw:frame draw:style-name="gr12" draw:text-style-name="P6" draw:layer="layout" svg:width="0.855cm" svg:height="0.962cm" svg:x="11.6cm" svg:y="15.029cm">
          <draw:text-box>
            <text:p><text:span text:style-name="T4">9</text:span></text:p>
          </draw:text-box>
        </draw:frame>
        <draw:frame draw:style-name="gr13" draw:layer="layout" svg:width="3.754cm" svg:height="6.575cm" svg:x="16.614cm" svg:y="2.2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7"><text:span text:style-name="T5">ПОПА-ДАНИЙ</text:span></text:p>
              </table:table-cell>
              <table:table-cell>
                <text:p text:style-name="P7"><text:span text:style-name="T5">ОЧКОВ</text:span></text:p>
              </table:table-cell>
            </table:table-row>
            <table:table-row table:style-name="ro2" table:default-cell-style-name="ce1">
              <table:table-cell table:style-name="ce3">
                <text:p text:style-name="P8"><text:span text:style-name="T6">X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9"><text:span text:style-name="T7">10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9"><text:span text:style-name="T7">9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9"><text:span text:style-name="T7">8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9"><text:span text:style-name="T7">7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9"><text:span text:style-name="T7">0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<text:span text:style-name="T5">СТ.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9"><text:span text:style-name="T5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" draw:layer="layout" svg:width="1cm" svg:height="0.2cm" svg:x="2.8cm" svg:y="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2cm" svg:x="4.8cm" svg:y="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2cm" svg:x="0.8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47M52S</meta:editing-duration>
    <meta:editing-cycles>15</meta:editing-cycles>
    <meta:generator>LibreOffice/24.8.2.1$Windows_X86_64 LibreOffice_project/0f794b6e29741098670a3b95d60478a65d05ef13</meta:generator>
    <dc:date>2025-04-05T16:06:12.725000000</dc:date>
    <meta:document-statistic meta:object-count="22"/>
  </office:meta>
</office:document-meta>
</file>